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Droid Sans" svg:font-family="'Droid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style:font-name="Droid Sans" fo:font-size="12pt" fo:language="en" fo:country="US" fo:font-weight="normal" officeooo:rsid="00185913" officeooo:paragraph-rsid="00185913"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Droid Sans" fo:font-size="12pt" fo:language="en" fo:country="US" fo:font-weight="normal" officeooo:rsid="00185913" officeooo:paragraph-rsid="00185913"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style:font-name="Droid Sans" fo:font-size="12pt" fo:language="en" fo:country="US" fo:font-weight="normal" officeooo:rsid="001c7ba9" officeooo:paragraph-rsid="001c7ba9"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Droid Sans" fo:font-size="12pt" fo:language="en" fo:country="US" fo:font-weight="normal" officeooo:rsid="001dd340" officeooo:paragraph-rsid="001dd340" style:font-size-asian="10.5pt" style:font-weight-asian="normal" style:font-size-complex="12pt" style:font-weight-complex="normal"/>
    </style:style>
    <style:style style:name="P5" style:family="paragraph" style:parent-style-name="Standard" style:list-style-name="L1">
      <style:paragraph-properties fo:text-align="start" style:justify-single-word="false"/>
      <style:text-properties style:font-name="Droid Sans" fo:font-size="12pt" fo:language="en" fo:country="US" fo:font-weight="normal" officeooo:rsid="001dd340" officeooo:paragraph-rsid="001dd340"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Droid Sans" fo:font-size="12pt" fo:language="en" fo:country="US" fo:font-weight="normal" officeooo:rsid="001dd340" officeooo:paragraph-rsid="001dd340"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Droid Sans" fo:font-size="12pt" fo:language="en" fo:country="US" fo:font-weight="normal" officeooo:rsid="001e552d" officeooo:paragraph-rsid="001e552d" style:font-size-asian="10.5pt" style:font-weight-asian="normal" style:font-size-complex="12pt" style:font-weight-complex="normal"/>
    </style:style>
    <style:style style:name="P8" style:family="paragraph" style:parent-style-name="Standard" style:list-style-name="L2">
      <style:paragraph-properties fo:text-align="start" style:justify-single-word="false"/>
      <style:text-properties style:font-name="Droid Sans" fo:font-size="12pt" fo:language="en" fo:country="US" fo:font-weight="normal" officeooo:rsid="001e552d" officeooo:paragraph-rsid="001e552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Droid Sans" fo:font-size="12pt" fo:language="en" fo:country="US" fo:font-weight="normal" officeooo:rsid="001f4a22" officeooo:paragraph-rsid="001f68d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Droid Sans" fo:font-size="12pt" fo:language="en" fo:country="US" fo:font-weight="normal" officeooo:rsid="001f4a22" officeooo:paragraph-rsid="00232fdb"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Droid Sans" fo:font-size="12pt" fo:language="en" fo:country="US" fo:font-weight="normal" officeooo:rsid="001f68d6" officeooo:paragraph-rsid="001f68d6" style:font-size-asian="10.5pt" style:font-weight-asian="normal" style:font-size-complex="12pt" style:font-weight-complex="normal"/>
    </style:style>
    <style:style style:name="P12" style:family="paragraph" style:parent-style-name="Standard" style:list-style-name="L4">
      <style:paragraph-properties fo:text-align="start" style:justify-single-word="false"/>
      <style:text-properties style:font-name="Droid Sans" fo:font-size="12pt" fo:language="en" fo:country="US" fo:font-weight="normal" officeooo:rsid="00252531" officeooo:paragraph-rsid="0025253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Droid Sans" fo:font-size="12pt" fo:language="en" fo:country="US" fo:font-style="normal" fo:font-weight="normal" officeooo:rsid="001c7ba9" officeooo:paragraph-rsid="00185913" style:font-size-asian="10.5pt" style:font-style-asian="normal" style:font-weight-asian="normal" style:font-size-complex="12pt" style:font-style-complex="normal" style:font-weight-complex="normal"/>
    </style:style>
    <style:style style:name="P14" style:family="paragraph" style:parent-style-name="Standard" style:list-style-name="L1">
      <style:paragraph-properties fo:text-align="start" style:justify-single-word="false"/>
      <style:text-properties style:font-name="Droid Sans" fo:font-size="12pt" fo:language="en" fo:country="US" fo:font-style="normal" fo:font-weight="normal" officeooo:rsid="001e1ecf" officeooo:paragraph-rsid="001e1ecf"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Droid Sans" fo:font-size="12pt" fo:language="en" fo:country="US" fo:font-style="normal" fo:font-weight="normal" officeooo:rsid="001dd340" officeooo:paragraph-rsid="00185913"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Droid Sans" fo:font-size="12pt" fo:language="en" fo:country="US" fo:font-style="normal" fo:font-weight="normal" officeooo:rsid="001dd340" officeooo:paragraph-rsid="001dd340"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style:font-name="Droid Sans" fo:font-size="12pt" fo:language="en" fo:country="US" fo:font-style="normal" fo:font-weight="normal" officeooo:rsid="001dd340" officeooo:paragraph-rsid="001dd340" style:font-size-asian="10.5pt" style:font-style-asian="normal" style:font-weight-asian="normal" style:font-size-complex="12pt" style:font-style-complex="normal" style:font-weight-complex="normal"/>
    </style:style>
    <style:style style:name="P18" style:family="paragraph" style:parent-style-name="Standard" style:list-style-name="L2">
      <style:paragraph-properties fo:text-align="start" style:justify-single-word="false"/>
      <style:text-properties style:font-name="Droid Sans" fo:font-size="12pt" fo:language="en" fo:country="US" fo:font-style="normal" fo:font-weight="normal" officeooo:rsid="001e552d" officeooo:paragraph-rsid="001e552d" style:font-size-asian="10.5pt" style:font-style-asian="normal" style:font-weight-asian="normal" style:font-size-complex="12pt" style:font-style-complex="normal" style:font-weight-complex="normal"/>
    </style:style>
    <style:style style:name="P19" style:family="paragraph" style:parent-style-name="Standard" style:list-style-name="L2">
      <style:paragraph-properties fo:text-align="start" style:justify-single-word="false"/>
      <style:text-properties style:font-name="Droid Sans" fo:font-size="12pt" fo:language="en" fo:country="US" fo:font-style="normal" fo:font-weight="normal" officeooo:rsid="001e552d" officeooo:paragraph-rsid="001f4a22" style:font-size-asian="10.5pt" style:font-style-asian="normal" style:font-weight-asian="normal" style:font-size-complex="12pt" style:font-style-complex="normal" style:font-weight-complex="normal"/>
    </style:style>
    <style:style style:name="P20" style:family="paragraph" style:parent-style-name="Standard" style:list-style-name="L2">
      <style:paragraph-properties fo:text-align="start" style:justify-single-word="false"/>
      <style:text-properties style:font-name="Droid Sans" fo:font-size="12pt" fo:language="en" fo:country="US" fo:font-style="normal" fo:font-weight="normal" officeooo:rsid="001f4a22" officeooo:paragraph-rsid="001f4a22"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Droid Sans" fo:font-size="12pt" fo:language="en" fo:country="US" fo:font-style="normal" fo:font-weight="normal" officeooo:rsid="001f4a22" officeooo:paragraph-rsid="001f4a22"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Droid Sans" fo:font-size="12pt" fo:language="en" fo:country="US" fo:font-style="normal" fo:font-weight="normal" officeooo:rsid="001f68d6" officeooo:paragraph-rsid="001f68d6"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Droid Sans" fo:font-size="12pt" fo:language="en" fo:country="US" fo:font-style="normal" fo:font-weight="normal" officeooo:rsid="00214fc0" officeooo:paragraph-rsid="00214fc0" style:font-size-asian="10.5pt" style:font-style-asian="normal" style:font-weight-asian="normal" style:font-size-complex="12pt" style:font-style-complex="normal" style:font-weight-complex="normal"/>
    </style:style>
    <style:style style:name="P24" style:family="paragraph" style:parent-style-name="Standard" style:list-style-name="L4">
      <style:paragraph-properties fo:text-align="start" style:justify-single-word="false"/>
      <style:text-properties style:font-name="Droid Sans" fo:font-size="12pt" fo:language="en" fo:country="US" fo:font-style="normal" fo:font-weight="normal" officeooo:rsid="00265cd6" officeooo:paragraph-rsid="00294b78"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Droid Sans" fo:font-size="12pt" fo:language="en" fo:country="US" fo:font-style="normal" fo:font-weight="normal" officeooo:rsid="002779bf" officeooo:paragraph-rsid="00265cd6" style:font-size-asian="10.5pt" style:font-style-asian="normal" style:font-weight-asian="normal" style:font-size-complex="12pt" style:font-style-complex="normal" style:font-weight-complex="normal"/>
    </style:style>
    <style:style style:name="P26" style:family="paragraph" style:parent-style-name="Standard" style:list-style-name="L4">
      <style:paragraph-properties fo:text-align="start" style:justify-single-word="false"/>
      <style:text-properties style:font-name="Droid Sans" fo:font-size="12pt" fo:language="en" fo:country="US" fo:font-style="italic" fo:font-weight="normal" officeooo:rsid="002595cb" officeooo:paragraph-rsid="00265cd6" style:font-size-asian="10.5pt" style:font-style-asian="italic" style:font-weight-asian="normal" style:font-size-complex="12pt" style:font-style-complex="italic" style:font-weight-complex="normal"/>
    </style:style>
    <style:style style:name="P27" style:family="paragraph" style:parent-style-name="Standard" style:list-style-name="L4">
      <style:paragraph-properties fo:text-align="start" style:justify-single-word="false"/>
      <style:text-properties style:font-name="Droid Sans" fo:font-size="12pt" fo:language="en" fo:country="US" fo:font-style="italic" fo:font-weight="normal" officeooo:rsid="00265cd6" officeooo:paragraph-rsid="00294b78" style:font-size-asian="10.5pt" style:font-style-asian="italic" style:font-weight-asian="normal" style:font-size-complex="12pt" style:font-style-complex="italic" style:font-weight-complex="normal"/>
    </style:style>
    <style:style style:name="P28" style:family="paragraph" style:parent-style-name="Standard">
      <style:paragraph-properties fo:text-align="start" style:justify-single-word="false"/>
      <style:text-properties style:font-name="Droid Sans" fo:font-size="12pt" fo:language="en" fo:country="US" fo:font-style="italic" fo:font-weight="normal" officeooo:rsid="00265cd6" officeooo:paragraph-rsid="00265cd6" style:font-size-asian="10.5pt" style:font-style-asian="italic" style:font-weight-asian="normal" style:font-size-complex="12pt" style:font-style-complex="italic" style:font-weight-complex="normal"/>
    </style:style>
    <style:style style:name="P29" style:family="paragraph" style:parent-style-name="Standard">
      <style:paragraph-properties fo:text-align="center" style:justify-single-word="false"/>
      <style:text-properties style:font-name="Droid Sans" fo:font-size="14pt" fo:language="en" fo:country="US" fo:font-weight="bold" officeooo:rsid="00185913" officeooo:paragraph-rsid="00185913" style:font-size-asian="12.25pt" style:font-weight-asian="bold" style:font-size-complex="14pt" style:font-weight-complex="bold"/>
    </style:style>
    <style:style style:name="P30" style:family="paragraph" style:parent-style-name="Standard">
      <style:paragraph-properties fo:text-align="center" style:justify-single-word="false"/>
      <style:text-properties fo:language="en" fo:country="US" officeooo:paragraph-rsid="00185913"/>
    </style:style>
    <style:style style:name="P31" style:family="paragraph" style:parent-style-name="Standard" style:list-style-name="L3">
      <style:paragraph-properties fo:text-align="start" style:justify-single-word="false"/>
      <style:text-properties fo:language="en" fo:country="US" officeooo:paragraph-rsid="00214fc0"/>
    </style:style>
    <style:style style:name="P32" style:family="paragraph" style:parent-style-name="Standard" style:list-style-name="L4">
      <style:paragraph-properties fo:text-align="start" style:justify-single-word="false"/>
      <style:text-properties fo:language="en" fo:country="US" officeooo:paragraph-rsid="00294b78"/>
    </style:style>
    <style:style style:name="P33" style:family="paragraph" style:parent-style-name="Standard" style:list-style-name="L3">
      <style:paragraph-properties fo:text-align="start" style:justify-single-word="false"/>
      <style:text-properties fo:language="en" fo:country="US" officeooo:rsid="00214fc0" officeooo:paragraph-rsid="00214fc0"/>
    </style:style>
    <style:style style:name="T1" style:family="text">
      <style:text-properties officeooo:rsid="001984f3"/>
    </style:style>
    <style:style style:name="T2" style:family="text">
      <style:text-properties fo:font-style="italic" style:font-style-asian="italic" style:font-style-complex="italic"/>
    </style:style>
    <style:style style:name="T3" style:family="text">
      <style:text-properties fo:font-style="italic" officeooo:rsid="001984f3" style:font-style-asian="italic" style:font-style-complex="italic"/>
    </style:style>
    <style:style style:name="T4" style:family="text">
      <style:text-properties fo:font-style="italic" officeooo:rsid="001f4a22" style:font-style-asian="italic" style:font-style-complex="italic"/>
    </style:style>
    <style:style style:name="T5" style:family="text">
      <style:text-properties fo:font-style="italic" officeooo:rsid="001f68d6" style:font-style-asian="italic" style:font-style-complex="italic"/>
    </style:style>
    <style:style style:name="T6" style:family="text">
      <style:text-properties fo:font-style="italic" officeooo:rsid="00252531" style:font-style-asian="italic" style:font-style-complex="italic"/>
    </style:style>
    <style:style style:name="T7" style:family="text">
      <style:text-properties fo:font-style="italic" officeooo:rsid="002595cb"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984f3" style:font-style-asian="normal" style:font-style-complex="normal"/>
    </style:style>
    <style:style style:name="T10" style:family="text">
      <style:text-properties fo:font-style="normal" officeooo:rsid="001b002f" style:font-style-asian="normal" style:font-style-complex="normal"/>
    </style:style>
    <style:style style:name="T11" style:family="text">
      <style:text-properties fo:font-style="normal" officeooo:rsid="001c7ba9" style:font-style-asian="normal" style:font-style-complex="normal"/>
    </style:style>
    <style:style style:name="T12" style:family="text">
      <style:text-properties fo:font-style="normal" officeooo:rsid="001e1ecf" style:font-style-asian="normal" style:font-style-complex="normal"/>
    </style:style>
    <style:style style:name="T13" style:family="text">
      <style:text-properties fo:font-style="normal" officeooo:rsid="001e552d" style:font-style-asian="normal" style:font-style-complex="normal"/>
    </style:style>
    <style:style style:name="T14" style:family="text">
      <style:text-properties fo:font-style="normal" officeooo:rsid="001f4a22" style:font-style-asian="normal" style:font-style-complex="normal"/>
    </style:style>
    <style:style style:name="T15" style:family="text">
      <style:text-properties fo:font-style="normal" officeooo:rsid="001f68d6" style:font-style-asian="normal" style:font-style-complex="normal"/>
    </style:style>
    <style:style style:name="T16" style:family="text">
      <style:text-properties fo:font-style="normal" officeooo:rsid="00214fc0" style:font-style-asian="normal" style:font-style-complex="normal"/>
    </style:style>
    <style:style style:name="T17" style:family="text">
      <style:text-properties fo:font-style="normal" officeooo:rsid="00232fdb" style:font-style-asian="normal" style:font-style-complex="normal"/>
    </style:style>
    <style:style style:name="T18" style:family="text">
      <style:text-properties fo:font-style="normal" officeooo:rsid="00252531" style:font-style-asian="normal" style:font-style-complex="normal"/>
    </style:style>
    <style:style style:name="T19" style:family="text">
      <style:text-properties fo:font-style="normal" officeooo:rsid="002595cb" style:font-style-asian="normal" style:font-style-complex="normal"/>
    </style:style>
    <style:style style:name="T20" style:family="text">
      <style:text-properties fo:font-style="normal" officeooo:rsid="00265cd6" style:font-style-asian="normal" style:font-style-complex="normal"/>
    </style:style>
    <style:style style:name="T21" style:family="text">
      <style:text-properties fo:font-style="normal" officeooo:rsid="002779bf" style:font-style-asian="normal" style:font-style-complex="normal"/>
    </style:style>
    <style:style style:name="T22" style:family="text">
      <style:text-properties fo:font-style="normal" officeooo:rsid="00294b78" style:font-style-asian="normal" style:font-style-complex="normal"/>
    </style:style>
    <style:style style:name="T23" style:family="text">
      <style:text-properties fo:font-style="normal" officeooo:rsid="002a049b" style:font-style-asian="normal" style:font-style-complex="normal"/>
    </style:style>
    <style:style style:name="T24" style:family="text">
      <style:text-properties fo:font-style="normal" officeooo:rsid="002b3e5e" style:font-style-asian="normal" style:font-style-complex="normal"/>
    </style:style>
    <style:style style:name="T25" style:family="text">
      <style:text-properties fo:font-style="normal" officeooo:rsid="002c4854" style:font-style-asian="normal" style:font-style-complex="normal"/>
    </style:style>
    <style:style style:name="T26" style:family="text">
      <style:text-properties officeooo:rsid="001c7ba9"/>
    </style:style>
    <style:style style:name="T27" style:family="text">
      <style:text-properties style:font-name="Droid Sans" fo:font-size="12pt" fo:font-weight="normal" officeooo:rsid="00185913" style:font-size-asian="10.5pt" style:font-weight-asian="normal" style:font-size-complex="12pt" style:font-weight-complex="normal"/>
    </style:style>
    <style:style style:name="T28" style:family="text">
      <style:text-properties style:font-name="Droid Sans" fo:font-size="12pt" fo:font-weight="normal" officeooo:rsid="001e552d" style:font-size-asian="10.5pt" style:font-weight-asian="normal" style:font-size-complex="12pt" style:font-weight-complex="normal"/>
    </style:style>
    <style:style style:name="T29" style:family="text">
      <style:text-properties style:font-name="Droid Sans" fo:font-size="12pt" fo:font-style="normal" fo:font-weight="normal" style:font-size-asian="10.5pt" style:font-style-asian="normal" style:font-weight-asian="normal" style:font-size-complex="12pt" style:font-style-complex="normal" style:font-weight-complex="normal"/>
    </style:style>
    <style:style style:name="T30" style:family="text">
      <style:text-properties style:font-name="Droid Sans" fo:font-size="12pt" fo:font-style="normal" fo:font-weight="normal" officeooo:rsid="001f68d6" style:font-size-asian="10.5pt" style:font-style-asian="normal" style:font-weight-asian="normal" style:font-size-complex="12pt" style:font-style-complex="normal" style:font-weight-complex="normal"/>
    </style:style>
    <style:style style:name="T31" style:family="text">
      <style:text-properties style:font-name="Droid Sans" fo:font-size="12pt" fo:font-style="normal" fo:font-weight="normal" officeooo:rsid="00214fc0" style:font-size-asian="10.5pt" style:font-style-asian="normal" style:font-weight-asian="normal" style:font-size-complex="12pt" style:font-style-complex="normal" style:font-weight-complex="normal"/>
    </style:style>
    <style:style style:name="T32" style:family="text">
      <style:text-properties style:font-name="Droid Sans" fo:font-size="12pt" fo:font-style="normal" fo:font-weight="normal" officeooo:rsid="00294b78" style:font-size-asian="10.5pt" style:font-style-asian="normal" style:font-weight-asian="normal" style:font-size-complex="12pt" style:font-style-complex="normal" style:font-weight-complex="normal"/>
    </style:style>
    <style:style style:name="T33" style:family="text">
      <style:text-properties style:font-name="Droid Sans" fo:font-size="12pt" fo:font-style="normal" fo:font-weight="normal" officeooo:rsid="002a049b" style:font-size-asian="10.5pt" style:font-style-asian="normal" style:font-weight-asian="normal" style:font-size-complex="12pt" style:font-style-complex="normal" style:font-weight-complex="normal"/>
    </style:style>
    <style:style style:name="T34" style:family="text">
      <style:text-properties style:font-name="Droid Sans" fo:font-size="12pt" fo:font-style="normal" fo:font-weight="normal" officeooo:rsid="002b3e5e" style:font-size-asian="10.5pt" style:font-style-asian="normal" style:font-weight-asian="normal" style:font-size-complex="12pt" style:font-style-complex="normal" style:font-weight-complex="normal"/>
    </style:style>
    <style:style style:name="T35" style:family="text">
      <style:text-properties style:font-name="Droid Sans" fo:font-size="12pt" fo:font-style="italic" fo:font-weight="normal" officeooo:rsid="002a049b" style:font-size-asian="10.5pt" style:font-style-asian="italic" style:font-weight-asian="normal" style:font-size-complex="12pt" style:font-style-complex="italic" style:font-weight-complex="normal"/>
    </style:style>
    <style:style style:name="T36" style:family="text">
      <style:text-properties officeooo:rsid="001f4a22"/>
    </style:style>
    <style:style style:name="T37" style:family="text">
      <style:text-properties officeooo:rsid="00265cd6"/>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26">Project: </text:span>Bitlinker Google Chrome extension</text:p>
      <text:p text:style-name="P1"/>
      <text:p text:style-name="P1"/>
      <text:p text:style-name="P1"/>
      <text:p text:style-name="P30"><text:span text:style-name="T28">I.</text:span><text:span text:style-name="T27"> Purpose</text:span></text:p>
      <text:p text:style-name="P2"/>
      <text:p text:style-name="P2">The extension is created to help developers navigate through repositories <text:span text:style-name="T1">and projects</text:span> hosted on internal BitBucket Server more comfortably and <text:span text:style-name="T1">efficiently</text:span>. <text:span text:style-name="T1">Usually source files include references to another files of the same project or import third party projects as dependencies. Different programming languages use different keywords to import such resources, usually it is done by using such statements as </text:span><text:span text:style-name="T3">‘include’</text:span><text:span text:style-name="T1">, </text:span><text:span text:style-name="T3">‘use’, ‘import’</text:span><text:span text:style-name="T9"> etc. </text:span><text:span text:style-name="T10">When developer views a source code file of a project in his browser, the Bitlinker extension scans the code of </text:span><text:span text:style-name="T11">that</text:span><text:span text:style-name="T10"> source file and makes all references to external resou</text:span><text:span text:style-name="T25">r</text:span><text:span text:style-name="T10">ces clickable. </text:span><text:span text:style-name="T11">This means </text:span><text:span text:style-name="T10">if developer </text:span><text:span text:style-name="T11">wants</text:span><text:span text:style-name="T10"> to see </text:span><text:span text:style-name="T11">an</text:span><text:span text:style-name="T10"> exter</text:span><text:span text:style-name="T11">nal resource he just needs to click on the link, no need to search that resource manually – Bitlinker does it for you in the background.</text:span></text:p>
      <text:p text:style-name="P13"/>
      <text:p text:style-name="P13"/>
      <text:p text:style-name="P3"><text:span text:style-name="T13">II.</text:span><text:span text:style-name="T11"> </text:span><text:span text:style-name="T8">Features</text:span></text:p>
      <text:p text:style-name="P13"/>
      <text:p text:style-name="P4"><text:span text:style-name="T11">T</text:span><text:span text:style-name="T8">he extension have several helpful for developers features:</text:span></text:p>
      <text:list xml:id="list6378930348159876791" text:style-name="L1">
        <text:list-item>
          <text:p text:style-name="P14">modular approach</text:p>
        </text:list-item>
        <text:list-item>
          <text:p text:style-name="P14">built-in Options page for essential configuration</text:p>
        </text:list-item>
        <text:list-item>
          <text:p text:style-name="P5"><text:span text:style-name="T12">built-in plugin system </text:span><text:span text:style-name="T13">which allows to add support of other programming languages</text:span></text:p>
        </text:list-item>
        <text:list-item>
          <text:p text:style-name="P5"><text:span text:style-name="T12">set of </text:span><text:span text:style-name="T8">useful utilities such as module to send asynchronous</text:span><text:span text:style-name="T12"> CORS requests to bypass Cross-Origin Resource Sharing mechanism</text:span></text:p>
        </text:list-item>
      </text:list>
      <text:p text:style-name="P13"/>
      <text:p text:style-name="P15"/>
      <text:p text:style-name="P6"><text:span text:style-name="T13">I</text:span><text:span text:style-name="T22">II.</text:span><text:span text:style-name="T8"> </text:span><text:span text:style-name="T13">Installation</text:span></text:p>
      <text:p text:style-name="P17"/>
      <text:p text:style-name="P7"><text:span text:style-name="T8">Getting the extension setup and installed is </text:span><text:span text:style-name="T14">a </text:span><text:span text:style-name="T8">simple process consisting of the following steps:</text:span></text:p>
      <text:list xml:id="list4474874719837944862" text:style-name="L2">
        <text:list-item>
          <text:p text:style-name="P18">Clone the repository</text:p>
        </text:list-item>
        <text:list-item>
          <text:p text:style-name="P8"><text:span text:style-name="T8">Install Node package manager (</text:span><text:span text:style-name="T2">npm</text:span><text:span text:style-name="T8">)</text:span></text:p>
        </text:list-item>
        <text:list-item>
          <text:p text:style-name="P8"><text:span text:style-name="T8">Go to the directory you cloned the repository to and run: </text:span><text:span text:style-name="T2">npm install</text:span></text:p>
        </text:list-item>
        <text:list-item>
          <text:p text:style-name="P8">Transpile JS files and combine all other necessary files by running: <text:span text:style-name="T2">npm run webpack</text:span></text:p>
        </text:list-item>
        <text:list-item>
          <text:p text:style-name="P18">In Google Chrome visit URL: <text:span text:style-name="T2">chrome://extensions </text:span>and <text:span text:style-name="T36">after setting </text:span><text:span text:style-name="T4">Developer mode</text:span><text:span text:style-name="T36"> tick click on </text:span><text:span text:style-name="T4">Load unpacked extension </text:span><text:span text:style-name="T36">button</text:span></text:p>
        </text:list-item>
        <text:list-item>
          <text:p text:style-name="P19">Point Google Chrome to the directory &lt;cloned repository&gt;/build to load extension</text:p>
        </text:list-item>
        <text:list-item>
          <text:p text:style-name="P20">Open up the extension’s Options page and provide Bitbucket Server URL and API v1.0 Entry Point </text:p>
        </text:list-item>
      </text:list>
      <text:p text:style-name="P21"/>
      <text:p text:style-name="P21"/>
      <text:p text:style-name="P6"><text:span text:style-name="T22">I</text:span><text:span text:style-name="T15">V</text:span><text:span text:style-name="T8">. Plugins</text:span></text:p>
      <text:p text:style-name="P16"/>
      <text:p text:style-name="P9"><text:span text:style-name="T23">The extens</text:span><text:span text:style-name="T25">i</text:span><text:span text:style-name="T23">on’s p</text:span><text:span text:style-name="T8">lugin system </text:span><text:span text:style-name="T23">is intended</text:span><text:span text:style-name="T8"> to give an ability to developers to add </text:span><text:span text:style-name="T15">a</text:span><text:span text:style-name="T8"> support of other programming languages. Currently the extension </text:span><text:span text:style-name="T15">supports </text:span><text:span text:style-name="T8">only one programming language: Perl. </text:span></text:p>
      <text:p text:style-name="P22"/>
      <text:p text:style-name="P11"><text:soft-page-break/><text:span text:style-name="T17">F</text:span><text:span text:style-name="T16">unctionality </text:span><text:span text:style-name="T17">of a valid plugin</text:span><text:span text:style-name="T8">:</text:span></text:p>
      <text:list xml:id="list3040930576703817531" text:style-name="L3">
        <text:list-item>
          <text:p text:style-name="P31"><text:span text:style-name="T31">P</text:span><text:span text:style-name="T30">rovide the extension with a set of Regular </text:span><text:span text:style-name="T31">E</text:span><text:span text:style-name="T30">xpressions which will be used to determine on what type of source files this plugin be applied and how to find external resources to turn into a link.</text:span></text:p>
        </text:list-item>
        <text:list-item>
          <text:p text:style-name="P33"><text:span text:style-name="T30">R</text:span><text:span text:style-name="T29">esolve found external resources into URL</text:span></text:p>
        </text:list-item>
      </text:list>
      <text:p text:style-name="P23"/>
      <text:p text:style-name="P10"><text:span text:style-name="T15">Each plugin should be located in </text:span><text:span text:style-name="T5">plugins/collection </text:span><text:span text:style-name="T15">subdirectory of the extension and be represented as a single </text:span><text:span text:style-name="T5">javascript </text:span><text:span text:style-name="T15">file with arbitrary name. </text:span><text:span text:style-name="T17">Plugin’s </text:span><text:span text:style-name="T18">javascript file must contain </text:span><text:span text:style-name="T6">export default </text:span><text:span text:style-name="T18">statement to export plain JS Object with four attributes:</text:span></text:p>
      <text:list xml:id="list4056336465266603502" text:style-name="L4">
        <text:list-item>
          <text:p text:style-name="P12"><text:span text:style-name="T2">name</text:span><text:span text:style-name="T8"> , </text:span><text:span text:style-name="T21">name of the plugin </text:span><text:span text:style-name="T8">(optional)</text:span></text:p>
        </text:list-item>
        <text:list-item>
          <text:p text:style-name="P12"><text:span text:style-name="T2">pathPatterns,</text:span><text:span text:style-name="T8"> </text:span><text:span text:style-name="T19">l</text:span><text:span text:style-name="T8">ist of Regular Expressions (or their string representation) to determine which type of source files this plugin should be applied to. For example, if a plugin is designed to handle Javascript source files, then </text:span><text:span text:style-name="T19">the list most likely will contain string </text:span><text:span text:style-name="T7">‘.js$’</text:span><text:span text:style-name="T19"> <text:s/>as one of its member.</text:span></text:p>
        </text:list-item>
        <text:list-item>
          <text:p text:style-name="P26">lineRegexes,<text:span text:style-name="T8"> list or single Regular Expression which should be used to find </text:span><text:span text:style-name="T20">external resources in the source code. For example, Perl plugin has regular expression </text:span><text:span text:style-name="T37">/^(?:use|require)\s+([^\s|^\;]+)/ </text:span><text:span text:style-name="T20"><text:s/>as a value for this attribute.</text:span></text:p>
        </text:list-item>
        <text:list-item>
          <text:p text:style-name="P27">resolve<text:span text:style-name="T8">, javascript method expected to return list of valid </text:span><text:span text:style-name="T24">absolute</text:span><text:span text:style-name="T8"> URL</text:span><text:span text:style-name="T21">s</text:span><text:span text:style-name="T8">. </text:span><text:span text:style-name="T21">This method can be asynchronous, i.e. it can return Promise, but value of the resolved Promise should always be a list of URLs.</text:span><text:span text:style-name="T8"> </text:span><text:span text:style-name="T21">It is up to plugin designer to determine the logic and </text:span><text:span text:style-name="T22">execution flow of the plugin</text:span><text:span text:style-name="T21">, the only requirements is the returned result. </text:span></text:p>
          <text:p text:style-name="P32"><text:span text:style-name="T32">Each time when this method is </text:span><text:span text:style-name="T34">being </text:span><text:span text:style-name="T32">executed Bitlinker passes one javascript Object to it as an argument </text:span><text:span text:style-name="T33">to tell what to resolve. This object has two attributes: </text:span><text:span text:style-name="T35">match </text:span><text:span text:style-name="T33">(string that has been found by Bitlinker in the source code using one of the Regular Expression from the plugin’s </text:span><text:span text:style-name="T35">lineRegexes</text:span><text:span text:style-name="T33"> attribute) and </text:span><text:span text:style-name="T35">block </text:span><text:span text:style-name="T33">(contains meta information about origin of the source code, such as absolute URL, repository name etc.)</text:span></text:p>
          <text:p text:style-name="P24"/>
        </text:list-item>
      </text:list>
      <text:p text:style-name="P28"><text:span text:style-name="T8">Note: because of such plugin organization it is possible to have </text:span><text:span text:style-name="T21">more than one plugin which will handle the same type of files.</text:span></text:p>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Droid Sans" svg:font-family="'Droid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1T09:22:04.658217393</meta:creation-date>
    <dc:date>2017-06-01T12:24:50.375505686</dc:date>
    <meta:editing-duration>PT27M28S</meta:editing-duration>
    <meta:editing-cycles>6</meta:editing-cycles>
    <meta:generator>LibreOffice/5.2.5.1$Linux_X86_64 LibreOffice_project/20m0$Build-1</meta:generator>
    <meta:document-statistic meta:table-count="0" meta:image-count="0" meta:object-count="0" meta:page-count="2" meta:paragraph-count="31" meta:word-count="650" meta:character-count="4019" meta:non-whitespace-character-count="3412"/>
  </office:meta>
</office:document-meta>
</file>